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rebuchet MS" svg:font-family="'Trebuchet MS'"/>
    <style:font-face style:name="Trebuchet MS1" svg:font-family="'Trebuchet MS', 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Trebuchet MS1"/>
    </style:style>
    <style:style style:name="T1" style:family="text">
      <style:text-properties style:font-name="Trebuchet MS"/>
    </style:style>
    <style:style style:name="T2" style:family="text">
      <style:text-properties style:font-name="Trebuchet MS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iazza XXVII Ottobre, più nota come "Piazza Barche" proprio perché in quella piazza, già secoli addietro, arrivavano le barche lungo il corso d'acqua salmastra, "Canal Salso" che dalla laguna, entrava in Mestre attraversando completamente, in direzione est-ovest, la grande piazza, in tutta la sua lunghezza.</text:p>
      <text:p text:style-name="Standard"><text:span text:style-name="T1">Era stato realizzato per lo scambio di merci tra la città di Venezia e la campagna. Già i Veneziani della Serenissima giungevano a Mestre con ogni tipo di imbarcazione. Una tela del Canaletto riprende l'angolo dell'approdo, con meticolosa veridicità, che se paragonato alle fotografie di fine ottocento ci permette di comprendere come, per decenni, quel canale non fosse mai stato modificato.</text:span> </text:p>
      <text:p text:style-name="Standard"><text:span text:style-name="T1">Il canal Salso finiva con una marginamento in pietra d'Istria, con tanto di scalinate sui tre lati ed un piccolo approdo. Nei primi del novecento, sulla sponda nord attraccavano i primi tassì d'acqua e col tempo, un vaporetto che collegava regolarmente Venezia con piazza Barche. Presto, su quella riva, naque la trattoria "al vaporetto".</text:span> </text:p>
      <text:p text:style-name="Standard"><text:span text:style-name="T1">Ricordiamo, che da Ponte della Campana, fino alla piazza Barche, erano state zone calde e di grande eroismo, dura</text:span></text:p>
      <text:p text:style-name="Standard"><text:span text:style-name="T1">nte le battaglie contro gli austriaci nel 1848 che volevano occupare Venezia.</text:span> </text:p>
      <text:p text:style-name="Standard"><text:span text:style-name="T2">La bella e diffusa abitudine, presente negli anni passati, di costruire gli edifici con i portici, oggi, per ragioni squisitamente economiche, non sempre viene osservata per poter sfuttare appieno la superficie totale, che non ripercorre assolutamente la filosofia di "città sostenibile"; La sensibilità per questi aspetti sociali ed ecologici era probabilmente più marcata.</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rebuchet MS" svg:font-family="'Trebuchet MS'"/>
    <style:font-face style:name="Trebuchet MS1" svg:font-family="'Trebuchet MS', 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2-11-30T11:58:02.39</dc:date>
    <meta:editing-duration>PT00H34M43S</meta:editing-duration>
    <meta:editing-cycles>2</meta:editing-cycles>
    <meta:generator>OpenOffice.org/3.0$Win32 OpenOffice.org_project/300m9$Build-9358</meta:generator>
    <meta:document-statistic meta:table-count="0" meta:image-count="0" meta:object-count="0" meta:page-count="1" meta:paragraph-count="6" meta:word-count="244" meta:character-count="1606"/>
  </office:meta>
</office:document-meta>
</file>